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9013f" officeooo:paragraph-rsid="00236063"/>
    </style:style>
    <style:style style:name="P2"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236063" officeooo:paragraph-rsid="00360fe1"/>
    </style:style>
    <style:style style:name="P3"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28e95" officeooo:paragraph-rsid="00128e95"/>
    </style:style>
    <style:style style:name="P4"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37ac95" officeooo:paragraph-rsid="0037ac95"/>
    </style:style>
    <style:style style:name="P5" style:family="paragraph" style:parent-style-name="Normal">
      <style:text-properties style:font-name="Times New Roman1" officeooo:paragraph-rsid="004bd05c"/>
    </style:style>
    <style:style style:name="P6"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4a941" officeooo:paragraph-rsid="0024a941"/>
    </style:style>
    <style:style style:name="P7"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128e95" officeooo:paragraph-rsid="00128e95"/>
    </style:style>
    <style:style style:name="P8"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9126e" officeooo:paragraph-rsid="0029126e"/>
    </style:style>
    <style:style style:name="P9"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bc53e" officeooo:paragraph-rsid="002bc53e"/>
    </style:style>
    <style:style style:name="P10"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d9339" officeooo:paragraph-rsid="002d9339"/>
    </style:style>
    <style:style style:name="P11"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ecb8d" officeooo:paragraph-rsid="003d7c23"/>
    </style:style>
    <style:style style:name="P12"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4bd05c" officeooo:paragraph-rsid="004bd05c"/>
    </style:style>
    <style:style style:name="P13" style:family="paragraph" style:parent-style-name="Text_20_body">
      <style:paragraph-properties fo:text-align="end" style:justify-single-word="false"/>
      <style:text-properties officeooo:rsid="00460676" officeooo:paragraph-rsid="00460676"/>
    </style:style>
    <style:style style:name="P14" style:family="paragraph" style:parent-style-name="Heading_20_2">
      <style:paragraph-properties fo:break-before="page"/>
    </style:style>
    <style:style style:name="T1" style:family="text">
      <style:text-properties officeooo:rsid="001a6f90"/>
    </style:style>
    <style:style style:name="T2" style:family="text">
      <style:text-properties officeooo:rsid="001c4783"/>
    </style:style>
    <style:style style:name="T3" style:family="text">
      <style:text-properties officeooo:rsid="0024a941"/>
    </style:style>
    <style:style style:name="T4" style:family="text">
      <style:text-properties officeooo:rsid="00275bad"/>
    </style:style>
    <style:style style:name="T5" style:family="text">
      <style:text-properties officeooo:rsid="0029d3bc"/>
    </style:style>
    <style:style style:name="T6" style:family="text">
      <style:text-properties officeooo:rsid="0035b63a"/>
    </style:style>
    <style:style style:name="T7" style:family="text">
      <style:text-properties officeooo:rsid="003843f3"/>
    </style:style>
    <style:style style:name="T8" style:family="text">
      <style:text-properties officeooo:rsid="003c81d0"/>
    </style:style>
    <style:style style:name="T9" style:family="text">
      <style:text-properties officeooo:rsid="00411c75"/>
    </style:style>
    <style:style style:name="T10" style:family="text">
      <style:text-properties officeooo:rsid="0042f415"/>
    </style:style>
    <style:style style:name="T11" style:family="text">
      <style:text-properties officeooo:rsid="0049316c"/>
    </style:style>
    <style:style style:name="T12" style:family="text">
      <style:text-properties officeooo:rsid="004a5393"/>
    </style:style>
    <style:style style:name="T13" style:family="text">
      <style:text-properties officeooo:rsid="004bd05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My favorite insights</text:h>
        <text:p text:style-name="P13">Richel Bilderbeek</text:p>
        <text:p text:style-name="P3">In this essay I want to highlight my favorite insights as stand-alone stories (they can be read in any order) <text:span text:style-name="T12">about genomic evolution</text:span>. They are my favorite, as these are controversial and/or new, <text:span text:style-name="T8">often from [1].</text:span></text:p>
        <text:h text:style-name="Heading_20_2" text:outline-level="2">The evolution of evolvability</text:h>
        <text:p text:style-name="P1">In a changing environment, it is vital <text:span text:style-name="T1">for a prokaryote </text:span>to be flexible. <text:span text:style-name="T2">Itself and its offspring should preferable have a high variation in their genes. I was raised with the idea that this variation was caused by rare, random mutations and insertions. This idea seems to be outdated.</text:span></text:p>
        <text:p text:style-name="P2">Might the truth actually be the opposite? That nature not only allows mutations, but even stimulates <text:span text:style-name="T6">mutations and insertions</text:span>? <text:span text:style-name="T3">A first hint is given by error-prone repair, facilitated by complex molecular systems [3] (instead of the higher mutation rate being an inherent property of stress). A second hint comes from horizontal gene transfer (HGT), which is a way to acquire DNA from outside of a cell, modifying the genome of the recipient. There are four types of HGT (transformation, conjugation, transduction and gene transfer agents) [2], each having multiple proteins involved as donor and/or recipient of the transferred DNA. And even though the intake of DNA is energetically costly, these systems are highly evolved. The third and last hint are the Diversity Generating Retroelements (DGR), that generate hypermutagenesis within the genome (and thus the mutations are heritable). </text:span></text:p>
        <text:p text:style-name="P4">Personally, I changed my view about the genome from something static to something fluid. I cannot yet see <text:span text:style-name="T7">why nature stimulates mutations and insertions, as I am also used to think that these changes more often break a gene then improve a gene. It feels as if the term quasispecies, coined by Nowak, that was applied to viruses, may also enter the realm of the prokaryotes.</text:span></text:p>
        <text:h text:style-name="Heading_20_2" text:outline-level="2">Evidence for group selection</text:h>
        <text:p text:style-name="P3">In prokaryotes, genes can be acquired vertically (from the ancestor) and horizontally. In the latter, called horizontal gene transfer (HGT), a cell can obtain DNA (1) in free-floating form from the environment (transformation), (2) from another cell by direct contact (conjugation), (3) from infection by bacteriophages (transduction), and (4) from gene transfer agents (GTAs) [2]. GTAs are, in contrast to transduction, friendly constructs that do not cause the cell to lyse, and appear to only serve the purpose of HGT. In other words: GTAs serve the sharing of DNA, with no evidence that the donor receives any direct benefit from this. For a laysman this feels intuitive: the donor serves the interest of its species as a whole! This concept, called group selection, is, however, very controversial in current biology [4], where the individual is claimed to be the unit of selection. But, in my humble opinion, group selection is not the only explanation possible: the first alternative explanation is that GTAs might yield a higher indirect fitness, as prokaryotes are often close to their relatives. This is supported by evidence <text:soft-page-break/>that HGT (in general) is more common amongst closely related species [5]. The second alternative explanation for the seemingly altruistic nature of GTAs could be found by following the line of thought of the Selfish Gene, where a GTA is simply an additional way for a gene to spread. I find it interesting to find out unambiguously in which of the three (if not more) explanations GTAs fall into. </text:p>
        <text:h text:style-name="Heading_20_2" text:outline-level="2">Evidence for Lamarckian genetics</text:h>
        <text:p text:style-name="P3">Tout ce que la nature a fait acquérir ou perdre aux individus par l' influence des circonstances [...], elle le conserve par la génération aux nouveaux individus. Lamarcke [6] (English translation: all the acquisitions or losses wrought by nature on individuals, through the influence of the environment [...]; all these are preserved by reproduction to the new individuals which arise)</text:p>
        <text:p text:style-name="P3">Lamarckianism (the Second Law of <text:s/>Lamarcke is quoted above) has had its share of critics. The well-known example of the giraffe’s long neck, that the giraffe would have aqcuired by stretching it, passing the stretched neck to the next generation. Nowadays, this example is more often explained by natural and/or sexual selection. But there do have risen examples that are inherited as Lamarck imagined. One such example is the field of epigenetics, where the methylation of DNA appears to be commonly known. <text:s/>But, as the name implies, epigenetics does not change a genome sequence. </text:p>
        <text:p text:style-name="P3">The CRISPR-Cas system, however, is both Lamarckian and genetic. It is a sort of immune system often present in bacteria and archea [7], that stores fragments of viral DNA in the genome, acquiring a resistance that is directly caused by the environment and that is heritable.</text:p>
        <text:p text:style-name="P3">Personally, I think this proves Lamarckianism to be possible in certain contexts. And these 'certain contexts' are as rare as there are bacteria and archea.</text:p>
        <text:h text:style-name="Heading_20_2" text:outline-level="2">Conclusion</text:h>
        <text:p text:style-name="P5">In this essay I described three ideas of which I though were outdated <text:span text:style-name="T9">and/or wrong</text:span>. <text:span text:style-name="T13">There were more: the idea that the genome is ordered randomly I had to abandon [8]. Also the idea of the 'virus empire' would have fitted well in this essay [1]. </text:span></text:p>
        <text:p text:style-name="P5"/>
        <text:p text:style-name="P5"><text:span text:style-name="T13">The three ideas I did investigate, I chose to do so as stand-alone stories, so I can use them as a reference for myself. It will take some time to get used to these ideas and I hope discussion with my peers will make us again realize, that there are no rules in nature without exceptions.</text:span></text:p>
        <text:h text:style-name="P14" text:outline-level="2">References</text:h>
        <text:p text:style-name="P6">[1] <text:span text:style-name="T5">Koonin EV &amp; Wolf YI. 2012. Evolution of microbes and viruses: a paradigm shift in evolutionary biology? Front. Cell. Inf. Microbiol. 2:119</text:span></text:p>
        <text:p text:style-name="P6">[2] <text:span text:style-name="T4">Popa O &amp; Dagan T. 2011. Trend and barriers to lateral gene transfer in prokaryotes. Curr. Opin. Microbiol. 14:1-9</text:span></text:p>
        <text:p text:style-name="P11">[3] Galhardo RS, Hastings PJ, Rosenberg SM. 2007. Mutation as a stress response and the regulation of evolvability. Crit. Rev. Biochem. Mol. Biol. 42,399-435</text:p>
        <text:p text:style-name="P10">[4] Maynard Smith J. 1998. The units of selection. Novartis Found. Symp. 213, 203-11. discussion 211-217</text:p>
        <text:p text:style-name="P8">[5] Popa O, Hazkani-Covo E, Landan G, Martin W, Dagan T. <text:span text:style-name="T11">2011.</text:span> Directed networks reveal genomic barriers and DNA repair bypasses to lateral gene transfer among prokaryotes. Genome Res, 21:599-609</text:p>
        <text:p text:style-name="P7">[6] Lamarck <text:span text:style-name="T11">J. 1914. </text:span>Zoological Philosophy <text:span text:style-name="T11">(</text:span>trans. Hugh Elliot<text:span text:style-name="T11">)</text:span>, p.113</text:p>
        <text:p text:style-name="P9">[7] Koonin, EV &amp; Makarova KS. 2009. CRISPR-Cas: an adaptive immunity system in prokaryotes. F1000 Biol. Rep. 1, 95</text:p>
        <text:p text:style-name="P12">[8] Abby S. &amp; Daubin V. 2007. Comparative genomics and the evolution of prokaryotes. Trends Microbiol. 15, 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Heading" style:family="paragraph" style:parent-style-name="Normal" style:next-style-name="Normal"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5f_anchor_5f_text" style:display-name="Footnote_anchor_text" style:family="text">
      <style:text-properties style:text-position="33% 58%"/>
    </style:style>
    <style:style style:name="Endnote_5f_Symbol_5f_text" style:display-name="Endnote_Symbol_text" style:family="text">
      <style:text-properties style:text-position="33% 58%"/>
    </style:style>
    <style:style style:name="Endnote_5f_anchor_5f_text" style:display-name="Endnote_anchor_text" style:family="text">
      <style:text-properties style:text-position="33% 58%"/>
    </style:style>
    <style:style style:name="Footnote_5f_Symbol_5f_text" style:display-name="Footnote_Symbol_text" style:family="text">
      <style:text-properties style:text-position="33%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Mon Nov 17 16:46:31 2014
</meta:creation-date>
    <dc:date>2014-11-17T20:50:25.183585758</dc:date>
    <meta:editing-duration>PT2H46M30S</meta:editing-duration>
    <meta:editing-cycles>72</meta:editing-cycles>
    <meta:document-statistic meta:table-count="0" meta:image-count="0" meta:object-count="0" meta:page-count="3" meta:paragraph-count="26" meta:word-count="1044" meta:character-count="6376" meta:non-whitespace-character-count="5352"/>
  </office:meta>
</office:document-meta>
</file>